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B0000010F6E848CD2431BF277.png" manifest:media-type="image/png"/>
  <manifest:file-entry manifest:full-path="Pictures/1000020100000151000001F4308C696DE30A5EA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67cm" fo:min-width="0.42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915cm" svg:height="13.228cm" svg:x="10.5cm" svg:y="2.872cm">
          <draw:image xlink:href="Pictures/1000020100000151000001F4308C696DE30A5EA6.png" xlink:type="simple" xlink:show="embed" xlink:actuate="onLoad">
            <text:p/>
          </draw:image>
        </draw:frame>
        <draw:custom-shape draw:style-name="gr2" draw:text-style-name="P2" draw:layer="layout" svg:width="1.3cm" svg:height="1.3cm" svg:x="7.2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7.223cm" svg:height="7.169cm" svg:x="0.377cm" svg:y="20.131cm">
          <draw:image xlink:href="Pictures/100002010000028B0000010F6E848CD2431BF27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4:02:18.797640807</meta:creation-date>
    <dc:date>2018-11-12T14:47:29.477726871</dc:date>
    <meta:editing-duration>PT34M50S</meta:editing-duration>
    <meta:editing-cycles>1</meta:editing-cycles>
    <meta:document-statistic meta:object-count="3"/>
    <meta:generator>LibreOffice/5.1.4.2$Linux_X86_64 LibreOffice_project/f99d75f39f1c57ebdd7ffc5f42867c12031db97a</meta:generator>
  </office:meta>
</office:document-meta>
</file>